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6.2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/>
      <style:text-properties style:font-name="Liberation Sans" style:font-name-asian="DejaVu Sans" style:font-name-complex="Lohit Hindi"/>
    </style:style>
    <style:style style:name="T1" style:family="text">
      <style:text-properties style:text-position="super 58%"/>
    </style:style>
    <style:style style:name="T2" style:family="text">
      <style:text-properties style:font-name-asian="DejaVu Sans" style:font-name-complex="Lohit Hindi"/>
    </style:style>
    <style:style style:name="T3" style:family="text">
      <style:text-properties style:text-position="super 58%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Use Case Number(s)</text:p>
          </table:table-cell>
          <table:table-cell table:style-name="ce3" office:value-type="string">
            <text:p>Functionality</text:p>
          </table:table-cell>
          <table:table-cell/>
        </table:table-row>
        <table:table-row table:style-name="ro2">
          <table:table-cell office:value-type="string">
            <text:p>Feb 26<text:span text:style-name="T1">th</text:span></text:p>
          </table:table-cell>
          <table:table-cell office:value-type="string">
            <text:p>5, 6, 21, 22</text:p>
          </table:table-cell>
          <table:table-cell office:value-type="string">
            <text:p>At this point we should be able to make a new TopLevelComment and we should be able to browse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TopLevelComments. There does not have to be ElasticSearch funcitonality. We will mock the 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functionality of the WebServiceController through the CommentController. Unsure if we shoul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ve location functionality at this point. Probably no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<text:span text:style-name="T2">March 1</text:span><text:span text:style-name="T3">st</text:span></text:p>
          </table:table-cell>
          <table:table-cell table:style-name="ce2" office:value-type="string">
            <text:p>7, 8, 9, </text:p>
          </table:table-cell>
          <table:table-cell table:style-name="ce5" office:value-type="string">
            <text:p>At this point we should also be able to reply to comments, view replies and attach picture to the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>
            <text:p>Comme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4<text:span text:style-name="T1">th</text:span></text:p>
          </table:table-cell>
          <table:table-cell office:value-type="string">
            <text:p>1, 2, 3, 4</text:p>
          </table:table-cell>
          <table:table-cell office:value-type="string">
            <text:p>We are expecting sort view functionality at this point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6<text:span text:style-name="T1">th</text:span></text:p>
          </table:table-cell>
          <table:table-cell office:value-type="string">
            <text:p>10, 11, 12, 13, 14, </text:p>
          </table:table-cell>
          <table:table-cell office:value-type="string">
            <text:p>We expect the caches to be implemented by now. Also allow for editing Comment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9<text:span text:style-name="T1">th</text:span></text:p>
          </table:table-cell>
          <table:table-cell office:value-type="string">
            <text:p>n/a</text:p>
          </table:table-cell>
          <table:table-cell office:value-type="string">
            <text:p>Clean up ran on wiki. Updates to UML diagram(s).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>
            <text:p><text:span text:style-name="T2">March 10</text:span><text:span text:style-name="T3">th</text:span><text:span text:style-name="T2"> </text:span></text:p>
          </table:table-cell>
          <table:table-cell table:style-name="ce2" office:value-type="string">
            <text:p>n/a</text:p>
          </table:table-cell>
          <table:table-cell office:value-type="string">
            <text:p>Project 3 due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March 17<text:span text:style-name="T1">th</text:span> </text:p>
          </table:table-cell>
          <table:table-cell office:value-type="string">
            <text:p>18, 19</text:p>
          </table:table-cell>
          <table:table-cell office:value-type="string">
            <text:p>We expect the location functionality to be implemented by now. 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2" office:value-type="string">
            <text:p><text:span text:style-name="T2">April 7</text:span><text:span text:style-name="T3">th</text:span><text:span text:style-name="T2"> </text:span></text:p>
          </table:table-cell>
          <table:table-cell office:value-type="string">
            <text:p>15, 16, 17, 20</text:p>
          </table:table-cell>
          <table:table-cell office:value-type="string">
            <text:p>At this stage we want to ensure that the WebServiceController is fully implemented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April 9<text:span text:style-name="T1">th</text:span></text:p>
          </table:table-cell>
          <table:table-cell table:style-name="ce2" office:value-type="string">
            <text:p>n/a</text:p>
          </table:table-cell>
          <table:table-cell table:style-name="ce5" office:value-type="string">
            <text:p>Wiki is in fully presentable state and all appropriate pages are fully edited. Possible YouTube 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>
            <text:p>video presentation created.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April 10<text:span text:style-name="T1">th</text:span> </text:p>
          </table:table-cell>
          <table:table-cell office:value-type="string">
            <text:p>n/a</text:p>
          </table:table-cell>
          <table:table-cell office:value-type="string">
            <text:p>Project 4 due</text:p>
          </table:table-cell>
          <table:table-cell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</meta:initial-creator>
    <meta:creation-date>2014-02-15T16:52:48</meta:creation-date>
    <dc:date>2014-02-15T18:36:04</dc:date>
    <dc:creator>Steve </dc:creator>
    <meta:editing-duration>PT1M22S</meta:editing-duration>
    <meta:editing-cycles>1</meta:editing-cycles>
    <meta:generator>LibreOffice/3.6$Linux_X86_64 LibreOffice_project/360m1$Build-2</meta:generator>
    <meta:document-statistic meta:table-count="1" meta:cell-count="38" meta:object-count="0"/>
  </office:meta>
</office:document-meta>
</file>